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Jbos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number-columns-repeated="2" table:default-cell-style-name="ce25"/>
        <table:table-column table:style-name="co6" table:number-columns-repeated="2" table:default-cell-style-name="Default"/>
        <table:table-column table:style-name="co6" table:number-columns-repeated="2" table:default-cell-style-name="ce25"/>
        <table:table-column table:style-name="co6" table:number-columns-repeated="5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73];&quot;High&quot;;[.D5:.D73])" office:value-type="float" office:value="106">
            <text:p>106</text:p>
          </table:table-cell>
          <table:table-cell table:style-name="Default" table:formula="of:=SUMPRODUCT(([.C5:.C73]=&quot;High&quot;)*([.E5:.E73]=&quot;x&quot;)*[.D5:.D73])" office:value-type="float" office:value="11">
            <text:p>11</text:p>
          </table:table-cell>
          <table:table-cell table:style-name="Default" table:formula="of:=SUMPRODUCT(([.C5:.C73]=&quot;High&quot;)*([.F5:.F73]=&quot;x&quot;)*[.D5:.D73])" office:value-type="float" office:value="25">
            <text:p>25</text:p>
          </table:table-cell>
          <table:table-cell table:formula="of:=SUMPRODUCT(([.C5:.C73]=&quot;High&quot;)*([.G5:.G73]=&quot;x&quot;)*[.D5:.D73])" office:value-type="float" office:value="9">
            <text:p>9</text:p>
          </table:table-cell>
          <table:table-cell table:formula="of:=SUMPRODUCT(([.C5:.C73]=&quot;High&quot;)*([.H5:.H73]=&quot;x&quot;)*[.D5:.D73])" office:value-type="float" office:value="19">
            <text:p>19</text:p>
          </table:table-cell>
          <table:table-cell table:style-name="Default" table:formula="of:=SUMPRODUCT(([.C5:.C73]=&quot;High&quot;)*([.I5:.I73]=&quot;x&quot;)*[.D5:.D73])" office:value-type="float" office:value="18">
            <text:p>18</text:p>
          </table:table-cell>
          <table:table-cell table:style-name="Default" table:formula="of:=SUMPRODUCT(([.C5:.C73]=&quot;High&quot;)*([.J5:.J73]=&quot;x&quot;)*[.D5:.D73])" office:value-type="float" office:value="24">
            <text:p>24</text:p>
          </table:table-cell>
          <table:table-cell table:number-columns-repeated="5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73];&quot;Medium&quot;;[.D5:.D73])" office:value-type="float" office:value="0">
            <text:p>0</text:p>
          </table:table-cell>
          <table:table-cell table:style-name="Default" table:formula="of:=SUMPRODUCT(([.C5:.C73]=&quot;Medium&quot;)*([.E5:.E73]=&quot;x&quot;)*[.D5:.D73])" office:value-type="float" office:value="0">
            <text:p>0</text:p>
          </table:table-cell>
          <table:table-cell table:style-name="Default" table:formula="of:=SUMPRODUCT(([.C5:.C73]=&quot;Medium&quot;)*([.F5:.F73]=&quot;x&quot;)*[.D5:.D73])" office:value-type="float" office:value="0">
            <text:p>0</text:p>
          </table:table-cell>
          <table:table-cell table:formula="of:=SUMPRODUCT(([.C5:.C73]=&quot;Medium&quot;)*([.G5:.G73]=&quot;x&quot;)*[.D5:.D73])" office:value-type="float" office:value="0">
            <text:p>0</text:p>
          </table:table-cell>
          <table:table-cell table:formula="of:=SUMPRODUCT(([.C5:.C73]=&quot;Medium&quot;)*([.H5:.H73]=&quot;x&quot;)*[.D5:.D73])" office:value-type="float" office:value="0">
            <text:p>0</text:p>
          </table:table-cell>
          <table:table-cell table:style-name="Default" table:formula="of:=SUMPRODUCT(([.C5:.C73]=&quot;Medium&quot;)*([.I5:.I73]=&quot;x&quot;)*[.D5:.D73])" office:value-type="float" office:value="0">
            <text:p>0</text:p>
          </table:table-cell>
          <table:table-cell table:style-name="Default" table:formula="of:=SUMPRODUCT(([.C5:.C73]=&quot;Medium&quot;)*([.J5:.J73]=&quot;x&quot;)*[.D5:.D73])" office:value-type="float" office:value="0">
            <text:p>0</text:p>
          </table:table-cell>
          <table:table-cell table:number-columns-repeated="5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73];&quot;Low&quot;;[.D5:.D73])" office:value-type="float" office:value="0">
            <text:p>0</text:p>
          </table:table-cell>
          <table:table-cell table:style-name="Default" table:formula="of:=SUMPRODUCT(([.C5:.C73]=&quot;Low&quot;)*([.E5:.E73]=&quot;x&quot;)*[.D5:.D73])" office:value-type="float" office:value="0">
            <text:p>0</text:p>
          </table:table-cell>
          <table:table-cell table:style-name="Default" table:formula="of:=SUMPRODUCT(([.C5:.C73]=&quot;Low&quot;)*([.F5:.F73]=&quot;x&quot;)*[.D5:.D73])" office:value-type="float" office:value="0">
            <text:p>0</text:p>
          </table:table-cell>
          <table:table-cell table:formula="of:=SUMPRODUCT(([.C5:.C73]=&quot;Low&quot;)*([.G5:.G73]=&quot;x&quot;)*[.D5:.D73])" office:value-type="float" office:value="0">
            <text:p>0</text:p>
          </table:table-cell>
          <table:table-cell table:formula="of:=SUMPRODUCT(([.C5:.C73]=&quot;Low&quot;)*([.H5:.H73]=&quot;x&quot;)*[.D5:.D73])" office:value-type="float" office:value="0">
            <text:p>0</text:p>
          </table:table-cell>
          <table:table-cell table:style-name="Default" table:formula="of:=SUMPRODUCT(([.C5:.C73]=&quot;Low&quot;)*([.I5:.I73]=&quot;x&quot;)*[.D5:.D73])" office:value-type="float" office:value="0">
            <text:p>0</text:p>
          </table:table-cell>
          <table:table-cell table:style-name="Default" table:formula="of:=SUMPRODUCT(([.C5:.C73]=&quot;Low&quot;)*([.J5:.J73]=&quot;x&quot;)*[.D5:.D73])" office:value-type="float" office:value="0">
            <text:p>0</text:p>
          </table:table-cell>
          <table:table-cell table:number-columns-repeated="5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ha.khuat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Path</text:p>
          </table:table-cell>
          <table:table-cell table:style-name="ce24" table:number-columns-repeated="2"/>
          <table:table-cell table:style-name="ce30" table:number-columns-repeated="49"/>
        </table:table-row>
        <table:table-row table:style-name="ro1">
          <table:table-cell table:style-name="ce25" office:value-type="string">
            <text:p>SMOKE_CS_01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number-columns-repeated="2"/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 office:value-type="string">
            <text:p>Smoke/CS/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CS_01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 office:value-type="string">
            <text:p>Smoke/CS/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CS_01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 office:value-type="string">
            <text:p>Smoke/CS/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CS_0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Smoke/CS/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CS_0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Smoke/CS/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CS_0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Smoke/CS/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CS_0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number-columns-repeated="2"/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 office:value-type="string">
            <text:p>Smoke/CS/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CS_0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 office:value-type="string">
            <text:p>Smoke/CS/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CS_0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 office:value-type="string">
            <text:p>Smoke/CS/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CS_0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Smoke/CS/Cha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CS_0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Smoke/CS/Cha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CS_0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Smoke/CS/Cha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ECMS_01</text:p>
          </table:table-cell>
          <table:table-cell table:style-name="ce25" office:value-type="string">
            <text:p>SmokeTests - wcm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Smoke/ecms/wcm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ECMS_01</text:p>
          </table:table-cell>
          <table:table-cell table:style-name="ce25" office:value-type="string">
            <text:p>SmokeTests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Smoke/ecms/wcm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ECMS_01</text:p>
          </table:table-cell>
          <table:table-cell table:style-name="ce25" office:value-type="string">
            <text:p>SmokeTests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Smoke/ecms/wcm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moke/ecms/s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moke/ecms/s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moke/ecms/s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ECMS_03</text:p>
          </table:table-cell>
          <table:table-cell table:style-name="ce25" office:value-type="string">
            <text:p>SmokeTests - adm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Smoke/ecms/admi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ECMS_03</text:p>
          </table:table-cell>
          <table:table-cell table:style-name="ce25" office:value-type="string">
            <text:p>SmokeTests - ad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Smoke/ecms/admi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ECMS_03</text:p>
          </table:table-cell>
          <table:table-cell table:style-name="ce25" office:value-type="string">
            <text:p>SmokeTests - ad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Smoke/ecms/admi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moke/ecms/wkf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moke/ecms/wkf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moke/ecms/wkf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2"/>
          <table:table-cell table:number-columns-repeated="2"/>
          <table:table-cell table:style-name="ce25" office:value-type="string">
            <text:p>Smoke/Integration/Hom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2"/>
          <table:table-cell table:number-columns-repeated="2"/>
          <table:table-cell table:style-name="ce25" office:value-type="string">
            <text:p>Smoke/Integration/Hom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2"/>
          <table:table-cell table:number-columns-repeated="2"/>
          <table:table-cell table:style-name="ce25" office:value-type="string">
            <text:p>Smoke/Integration/Hom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Smoke/Integration/Spac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Smoke/Integration/Spac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Smoke/Integration/Spac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style-name="ce25" table:number-columns-repeated="2"/>
          <table:table-cell table:number-columns-repeated="2"/>
          <table:table-cell table:style-name="ce25" office:value-type="string">
            <text:p>Smoke/Integration/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2"/>
          <table:table-cell table:number-columns-repeated="2"/>
          <table:table-cell table:style-name="ce25" office:value-type="string">
            <text:p>Smoke/Integration/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2"/>
          <table:table-cell table:number-columns-repeated="2"/>
          <table:table-cell table:style-name="ce25" office:value-type="string">
            <text:p>Smoke/Integration/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Smoke/Integration/Answ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Smoke/Integration/Answ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Smoke/Integration/Answ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2"/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 office:value-type="string">
            <text:p>Smoke/Integration/Sites Explor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 office:value-type="string">
            <text:p>Smoke/Integration/Sites Explor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/>
          <table:table-cell office:value-type="string">
            <text:p>x</text:p>
          </table:table-cell>
          <table:table-cell table:style-name="ce25" office:value-type="string">
            <text:p>Smoke/Integration/Sites Explor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table:style-name="ce25"/>
          <table:table-cell table:style-name="Default"/>
          <table:table-cell office:value-type="string">
            <text:p>x</text:p>
          </table:table-cell>
          <table:table-cell office:value-type="string">
            <text:p>Smoke/Integration/Dashboar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ce25"/>
          <table:table-cell table:style-name="Default"/>
          <table:table-cell office:value-type="string">
            <text:p>x</text:p>
          </table:table-cell>
          <table:table-cell office:value-type="string">
            <text:p>Smoke/Integration/Dashboar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ce25"/>
          <table:table-cell table:style-name="Default"/>
          <table:table-cell office:value-type="string">
            <text:p>x</text:p>
          </table:table-cell>
          <table:table-cell office:value-type="string">
            <text:p>Smoke/Integration/Dashboar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Smoke/Integration/Forum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Smoke/Integration/Forum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Smoke/Integration/Forum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office:value-type="string">
            <text:p>Smoke/Integration/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office:value-type="string">
            <text:p>Smoke/Integration/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office:value-type="string">
            <text:p>Smoke/Integration/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Smoke/Integration/ID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Smoke/Integration/ID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Smoke/Integration/ID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office:value-type="string">
            <text:p>Smoke/Integration/CMI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office:value-type="string">
            <text:p>Smoke/Integration/CMI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office:value-type="string">
            <text:p>Smoke/Integration/CMI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GateIn_01</text:p>
          </table:table-cell>
          <table:table-cell table:style-name="ce25" office:value-type="string">
            <text:p>FunctionTest - Smoke/gatein01</text:p>
          </table:table-cell>
          <table:table-cell office:value-type="string">
            <text:p>High</text:p>
          </table:table-cell>
          <table:table-cell table:style-name="ce29" office:value-type="float" office:value="12">
            <text:p>12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Smoke/gatein01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GateIn_01</text:p>
          </table:table-cell>
          <table:table-cell table:style-name="ce25" office:value-type="string">
            <text:p>FunctionTest - Smoke/gatein01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Smoke/gatein01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GateIn_01</text:p>
          </table:table-cell>
          <table:table-cell table:style-name="ce25" office:value-type="string">
            <text:p>FunctionTest - Smoke/gatein01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 table:number-columns-repeated="2"/>
          <table:table-cell table:style-name="ce25" office:value-type="string">
            <text:p>Smoke/gatein01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KS_01</text:p>
          </table:table-cell>
          <table:table-cell office:value-type="string">
            <text:p>SmokeTest - Forum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Smoke/ks/foru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KS_01</text:p>
          </table:table-cell>
          <table:table-cell office:value-type="string">
            <text:p>SmokeTest - Foru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Smoke/ks/foru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KS_01</text:p>
          </table:table-cell>
          <table:table-cell office:value-type="string">
            <text:p>SmokeTest -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Smoke/ks/foru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KS_02</text:p>
          </table:table-cell>
          <table:table-cell table:style-name="ce25" office:value-type="string">
            <text:p>SmokeTest - Answers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Smoke/ks/answer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KS_02</text:p>
          </table:table-cell>
          <table:table-cell table:style-name="ce25" office:value-type="string">
            <text:p>SmokeTest - Answ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Smoke/ks/answer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KS_02</text:p>
          </table:table-cell>
          <table:table-cell table:style-name="ce25" office:value-type="string">
            <text:p>SmokeTest - Answ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Smoke/ks/answer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KS_03</text:p>
          </table:table-cell>
          <table:table-cell office:value-type="string">
            <text:p>SmokeTest - FAQ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Smoke/ks/faq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KS_03</text:p>
          </table:table-cell>
          <table:table-cell office:value-type="string">
            <text:p>SmokeTest - FAQ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Smoke/ks/faq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KS_03</text:p>
          </table:table-cell>
          <table:table-cell office:value-type="string">
            <text:p>SmokeTest - FAQ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Smoke/ks/faq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SOC_01</text:p>
          </table:table-cell>
          <table:table-cell table:style-name="ce25" office:value-type="string">
            <text:p>SmokeTests - SOC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Soci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SOC_01</text:p>
          </table:table-cell>
          <table:table-cell table:style-name="ce25" office:value-type="string">
            <text:p>SmokeTests - SOC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Soci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SOC_01</text:p>
          </table:table-cell>
          <table:table-cell table:style-name="ce25" office:value-type="string">
            <text:p>SmokeTests - SO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Social</text:p>
          </table:table-cell>
          <table:table-cell table:style-name="ce25" table:number-columns-repeated="4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8/22/2012</text:date>, <text:time>13:3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22T13:31:31</dc:date>
    <dc:creator>exoplatform </dc:creator>
    <meta:editing-duration>PT2H22M48S</meta:editing-duration>
    <meta:editing-cycles>19</meta:editing-cycles>
    <meta:generator>LibreOffice/3.4$Unix LibreOffice_project/340m1$Build-402</meta:generator>
    <meta:document-statistic meta:table-count="2" meta:cell-count="437" meta:object-count="0"/>
    <meta:user-defined meta:name="Info 1"/>
    <meta:user-defined meta:name="Info 2"/>
    <meta:user-defined meta:name="Info 3"/>
    <meta:user-defined meta:name="Info 4"/>
  </office:meta>
</office:document-meta>
</file>